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style:vertical-align="baseline" fo:margin-top="0in" fo:margin-bottom="0in"/>
      <style:text-properties style:font-name="Arial" style:font-name-complex="Arial" fo:color="#000000" fo:font-size="11pt" style:font-size-asian="11pt" style:font-size-complex="11pt" fo:hyphenate="true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anguage-asian="en" style:country-asian="DE"/>
    </style:style>
    <style:style style:name="T4" style:parent-style-name="DefaultParagraphFont" style:family="text">
      <style:text-properties style:font-name="Calibri" style:font-name-asian="Times New Roman" style:font-name-complex="Calibri" fo:color="#000000" style:language-asian="en" style:country-asian="DE"/>
    </style:style>
    <style:style style:name="T5" style:parent-style-name="DefaultParagraphFont" style:family="text">
      <style:text-properties style:font-name="Calibri" style:font-name-asian="Times New Roman" style:font-name-complex="Calibri" fo:color="#000000" style:text-underline-type="single" style:text-underline-style="solid" style:text-underline-width="auto" style:text-underline-mode="continuous" style:language-asian="en" style:country-asian="DE"/>
    </style:style>
    <style:style style:name="T6" style:parent-style-name="DefaultParagraphFont" style:family="text">
      <style:text-properties style:font-name="Calibri" style:font-name-asian="Times New Roman" style:font-name-complex="Calibri" fo:color="#1155CC" style:text-underline-type="single" style:text-underline-style="solid" style:text-underline-width="auto" style:text-underline-mode="continuous" style:language-asian="en" style:country-asian="DE"/>
    </style:style>
    <style:style style:name="T7" style:parent-style-name="DefaultParagraphFont" style:family="text">
      <style:text-properties style:font-name="Calibri" style:font-name-asian="Times New Roman" style:font-name-complex="Calibri" fo:color="#000000" style:language-asian="en" style:country-asian="DE"/>
    </style:style>
    <style:style style:name="T8" style:parent-style-name="DefaultParagraphFont" style:family="text">
      <style:text-properties style:font-name="Calibri" style:font-name-asian="Times New Roman" style:font-name-complex="Calibri" fo:color="#000000" style:language-asian="en" style:country-asian="DE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ize="12pt" style:font-size-asian="12pt" style:font-size-complex="12pt" style:language-asian="en" style:country-asian="DE"/>
    </style:style>
    <style:style style:name="P1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anguage-asian="en" style:country-asian="DE"/>
    </style:style>
    <style:style style:name="P1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anguage-asian="en" style:country-asian="DE"/>
    </style:style>
    <style:style style:name="P1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anguage-asian="en" style:country-asian="DE"/>
    </style:style>
    <style:style style:name="P13" style:parent-style-name="Normal" style:family="paragraph">
      <style:text-properties style:font-name="Calibri" style:font-name-complex="Calibri"/>
    </style:style>
    <style:style style:name="P14" style:parent-style-name="Normal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5" style:parent-style-name="Normal" style:family="paragraph">
      <style:text-properties fo:language="en" fo:country="GB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n" style:country-asian="DE"/>
    </style:style>
    <style:style style:name="T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DE"/>
    </style:style>
    <style:style style:name="P18" style:parent-style-name="Normal" style:family="paragraph">
      <style:paragraph-properties fo:margin-top="0.1041in" fo:margin-bottom="0.1041in" fo:line-height="100%"/>
      <style:text-properties style:font-name="Segoe UI" style:font-name-asian="Times New Roman" style:font-name-complex="Segoe UI" fo:color="#000000" fo:font-size="18pt" style:font-size-asian="18pt" style:font-size-complex="18pt" style:language-asian="en" style:country-asian="DE"/>
    </style:style>
    <style:style style:name="P19" style:parent-style-name="Normal" style:family="paragraph">
      <style:paragraph-properties fo:margin-bottom="0.1041in" fo:line-height="100%" fo:background-color="#FFFFFF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TableColumn21" style:family="table-column">
      <style:table-column-properties style:column-width="10.168in"/>
    </style:style>
    <style:style style:name="Table20" style:family="table">
      <style:table-properties style:width="10.16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CCCCCC" fo:border-left="0.0104in solid #CCCCCC" fo:border-bottom="none" fo:border-right="0.0104in solid #CCCCCC" fo:background-color="#FFFFFF" style:writing-mode="lr-tb" fo:padding-top="0.0833in" fo:padding-left="0.1666in" fo:padding-bottom="0.0833in" fo:padding-right="0.0833in"/>
    </style:style>
    <style:style style:name="P24" style:parent-style-name="Normal" style:family="paragraph">
      <style:paragraph-properties fo:margin-top="0.2083in" fo:margin-bottom="0.2083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DE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0.0104in solid #CCCCCC" fo:border-bottom="0.0104in solid #CCCCCC" fo:border-right="0.0104in solid #CCCCCC" fo:background-color="#E7E9EB" style:writing-mode="lr-tb" fo:padding-top="0.0833in" fo:padding-left="0.1666in" fo:padding-bottom="0.0833in" fo:padding-right="0.0833in"/>
    </style:style>
    <style:style style:name="P27" style:parent-style-name="Normal" style:family="paragraph">
      <style:paragraph-properties fo:margin-top="0.2083in" fo:margin-bottom="0.2083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8" style:parent-style-name="Normal" style:family="paragraph">
      <style:paragraph-properties fo:margin-bottom="0.1041in" fo:line-height="100%" fo:background-color="#FFFFFF"/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n" style:country-asian="DE"/>
    </style:style>
    <style:style style:name="T3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DE"/>
    </style:style>
    <style:style style:name="P33" style:parent-style-name="Normal" style:family="paragraph">
      <style:paragraph-properties fo:margin-bottom="0.1041in" fo:line-height="100%" fo:background-color="#FFFFFF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TableColumn35" style:family="table-column">
      <style:table-column-properties style:column-width="10.168in"/>
    </style:style>
    <style:style style:name="Table34" style:family="table">
      <style:table-properties style:width="10.168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-top="0.0104in solid #CCCCCC" fo:border-left="0.0104in solid #CCCCCC" fo:border-bottom="none" fo:border-right="0.0104in solid #CCCCCC" fo:background-color="#FFFFFF" style:writing-mode="lr-tb" fo:padding-top="0.0833in" fo:padding-left="0.1666in" fo:padding-bottom="0.0833in" fo:padding-right="0.0833in"/>
    </style:style>
    <style:style style:name="P38" style:parent-style-name="Normal" style:family="paragraph">
      <style:paragraph-properties fo:margin-top="0.2083in" fo:margin-bottom="0.2083in" fo:line-height="100%"/>
      <style:text-properties style:font-name="Verdana" style:font-name-asian="Times New Roman" fo:font-weight="bold" style:font-weight-asian="bold" style:font-weight-complex="bold" fo:color="#000000" fo:font-size="10.5pt" style:font-size-asian="10.5pt" style:font-size-complex="10.5pt" style:language-asian="en" style:country-asian="DE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04in solid #CCCCCC" fo:border-bottom="0.0104in solid #CCCCCC" fo:border-right="0.0104in solid #CCCCCC" fo:background-color="#E7E9EB" style:writing-mode="lr-tb" fo:padding-top="0.0833in" fo:padding-left="0.1666in" fo:padding-bottom="0.0833in" fo:padding-right="0.0833in"/>
    </style:style>
    <style:style style:name="P41" style:parent-style-name="Normal" style:family="paragraph">
      <style:paragraph-properties fo:margin-top="0.2083in" fo:margin-bottom="0.2083in" fo:line-height="100%"/>
      <style:text-properties style:font-name="Verdana" style:font-name-asian="Times New Roman" fo:color="#000000" fo:font-size="10.5pt" style:font-size-asian="10.5pt" style:font-size-complex="10.5pt" style:language-asian="en" style:country-asian="DE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paragraph-properties fo:margin-top="0.1041in" fo:margin-bottom="0.1041in" fo:line-height="100%"/>
      <style:text-properties style:font-name="Segoe UI" style:font-name-asian="Times New Roman" style:font-name-complex="Segoe UI" fo:color="#000000" fo:font-size="18pt" style:font-size-asian="18pt" style:font-size-complex="18pt" style:language-asian="en" style:country-asian="DE"/>
    </style:style>
    <style:style style:name="TableColumn47" style:family="table-column">
      <style:table-column-properties style:column-width="5.0173in"/>
    </style:style>
    <style:style style:name="TableColumn48" style:family="table-column">
      <style:table-column-properties style:column-width="5.1506in"/>
    </style:style>
    <style:style style:name="Table46" style:family="table">
      <style:table-properties style:width="10.168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0.0104in solid #CCCCCC" fo:border-left="0.0104in solid #CCCCCC" fo:border-bottom="none" fo:border-right="none" fo:background-color="#FFFFFF" style:writing-mode="lr-tb" fo:padding-top="0.0833in" fo:padding-left="0.1666in" fo:padding-bottom="0.0833in" fo:padding-right="0.0833in"/>
    </style:style>
    <style:style style:name="P51" style:parent-style-name="Normal" style:family="paragraph">
      <style:paragraph-properties fo:margin-top="0.2083in" fo:margin-bottom="0.2083in" fo:line-height="100%"/>
      <style:text-properties style:font-name="Verdana" style:font-name-asian="Times New Roman" fo:font-weight="bold" style:font-weight-asian="bold" style:font-weight-complex="bold" fo:color="#000000" fo:font-size="10.5pt" style:font-size-asian="10.5pt" style:font-size-complex="10.5pt" fo:language="en" fo:country="DE" style:language-asian="en" style:country-asian="DE" fo:hyphenate="true"/>
    </style:style>
    <style:style style:name="TableCell52" style:family="table-cell">
      <style:table-cell-properties fo:border-top="0.0104in solid #CCCCCC" fo:border-left="none" fo:border-bottom="none" fo:border-right="0.0104in solid #CCCCCC" fo:background-color="#FFFFFF" style:writing-mode="lr-tb" fo:padding-top="0.0833in" fo:padding-left="0.0833in" fo:padding-bottom="0.0833in" fo:padding-right="0.0833in"/>
    </style:style>
    <style:style style:name="P53" style:parent-style-name="Normal" style:family="paragraph">
      <style:paragraph-properties fo:margin-top="0.2083in" fo:margin-bottom="0.2083in" fo:line-height="100%"/>
      <style:text-properties style:font-name="Verdana" style:font-name-asian="Times New Roman" fo:font-weight="bold" style:font-weight-asian="bold" style:font-weight-complex="bold" fo:color="#000000" fo:font-size="10.5pt" style:font-size-asian="10.5pt" style:font-size-complex="10.5pt" fo:language="en" fo:country="DE" style:language-asian="en" style:country-asian="DE" fo:hyphenate="true"/>
    </style:style>
    <style:style style:name="TableRow54" style:family="table-row">
      <style:table-row-properties/>
    </style:style>
    <style:style style:name="TableCell55" style:family="table-cell">
      <style:table-cell-properties fo:border-top="none" fo:border-left="0.0104in solid #CCCCCC" fo:border-bottom="0.0104in solid #CCCCCC" fo:border-right="none" fo:background-color="#E7E9EB" style:writing-mode="lr-tb" fo:padding-top="0.0833in" fo:padding-left="0.1666in" fo:padding-bottom="0.0833in" fo:padding-right="0.0833in"/>
    </style:style>
    <style:style style:name="P56" style:parent-style-name="Normal" style:family="paragraph">
      <style:paragraph-properties fo:margin-top="0.2083in" fo:margin-bottom="0.2083in" fo:line-height="100%"/>
      <style:text-properties style:font-name="Verdana" style:font-name-asian="Times New Roman" fo:color="#000000" fo:font-size="10.5pt" style:font-size-asian="10.5pt" style:font-size-complex="10.5pt" fo:language="en" fo:country="DE" style:language-asian="en" style:country-asian="DE" fo:hyphenate="true"/>
    </style:style>
    <style:style style:name="TableCell57" style:family="table-cell">
      <style:table-cell-properties fo:border-top="none" fo:border-left="none" fo:border-bottom="0.0104in solid #CCCCCC" fo:border-right="0.0104in solid #CCCCCC" fo:background-color="#E7E9EB" style:writing-mode="lr-tb" fo:padding-top="0.0833in" fo:padding-left="0.0833in" fo:padding-bottom="0.0833in" fo:padding-right="0.0833in"/>
    </style:style>
    <style:style style:name="P58" style:parent-style-name="Normal" style:family="paragraph">
      <style:paragraph-properties fo:margin-top="0.2083in" fo:margin-bottom="0.2083in" fo:line-height="100%"/>
      <style:text-properties style:font-name="Verdana" style:font-name-asian="Times New Roman" fo:color="#000000" fo:font-size="10.5pt" style:font-size-asian="10.5pt" style:font-size-complex="10.5pt" fo:language="en" fo:country="DE" style:language-asian="en" style:country-asian="DE" fo:hyphenate="true"/>
    </style:style>
    <style:style style:name="P59" style:parent-style-name="Normal" style:family="paragraph">
      <style:text-properties fo:language="en" fo:country="GB"/>
    </style:style>
  </office:automatic-styles>
  <office:body>
    <office:text text:use-soft-page-breaks="true">
      <text:p text:style-name="P1"/>
      <text:p text:style-name="P2"><text:span text:style-name="T3">Question 2:<text:s/></text:span><text:span text:style-name="T4">For this question you’ll need to use SQL.</text:span><text:a xlink:href="https://www.w3schools.com/SQL/TRYSQL.ASP?FILENAME=TRYSQL_SELECT_ALL" office:target-frame-name="_top" xlink:show="replace"><text:span text:style-name="T5"><text:s/></text:span><text:span text:style-name="T6">Follow this link</text:span></text:a><text:span text:style-name="T7"><text:s/>to access the data set required for the challenge. Please use queries to<text:s/></text:span><text:span text:style-name="T8">answer the following questions. Paste your queries along with your final numerical answers below.</text:span></text:p>
      <text:p text:style-name="P9"><text:line-break/></text:p>
      <text:list text:style-name="LFO1" text:continue-numbering="true">
        <text:list-item>
          <text:p text:style-name="P10">How many orders were shipped by Speedy Express in total?</text:p>
        </text:list-item>
        <text:list-item>
          <text:p text:style-name="P11">What is the last name of the employee with the most orders?</text:p>
        </text:list-item>
        <text:list-item>
          <text:p text:style-name="P12">What product was ordered the most by customers in Germany?</text:p>
        </text:list-item>
      </text:list>
      <text:p text:style-name="P13"/>
      <text:p text:style-name="P14">Answers</text:p>
      <text:p text:style-name="P15">a.</text:p>
      <text:p text:style-name="Normal">SELECT sum(OrderDetails.Quantity) FROM Shippers INNER JOIN Orders ON Shippers.ShipperID = Orders.ShipperID INNER JOIN OrderDetails ON <text:s/>OrderDetails.OrderID = Orders.OrderID GROUP BY Shippers.ShipperID HAVING<text:s/>ShipperName = 'Speedy Express'<text:s/></text:p>
      <text:p text:style-name="Normal"><text:span text:style-name="T16">F</text:span><text:span text:style-name="T17">inal numerical answers</text:span></text:p>
      <text:h text:style-name="P18" text:outline-level="3">Result:</text:h>
      <text:p text:style-name="P19">Number of Records: 1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sum(OrderDetails.Quantity)</text:p>
          </table:table-cell>
        </table:table-row>
        <table:table-row table:style-name="TableRow25">
          <table:table-cell table:style-name="TableCell26">
            <text:p text:style-name="P27">3575</text:p>
          </table:table-cell>
        </table:table-row>
      </table:table>
      <text:p text:style-name="P28"/>
      <text:p text:style-name="P29">b.</text:p>
      <text:p text:style-name="P30">SELECT Employees.LastName FROM Employees, Orders WHERE Orders.EmployeeID = Employees.EmployeeID GROUP BY<text:s/>Employees.EmployeeID HAVING count(Orders.EmployeeID) IN (SELECT max (mycount) FROM (SELECT count(Orders.EmployeeID) mycount FROM Orders GROUP BY Orders.EmployeeID))</text:p>
      <text:p text:style-name="Normal"><text:span text:style-name="T31">F</text:span><text:span text:style-name="T32">inal numerical answers</text:span></text:p>
      <text:p text:style-name="P33">Number of Records: 1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LastName</text:p>
          </table:table-cell>
        </table:table-row>
        <table:table-row table:style-name="TableRow39">
          <table:table-cell table:style-name="TableCell40">
            <text:p text:style-name="P41">Peacock</text:p>
          </table:table-cell>
        </table:table-row>
      </table:table>
      <text:p text:style-name="P42"/>
      <text:p text:style-name="P43">c.</text:p>
      <text:p text:style-name="P44">select ProductName, COUNT(ProductName) AS MOST_FREQUENT FROM (SELECT *<text:s/>FROM Orders INNER JOIN OrderDetails ON Orders.OrderID = OrderDetails.OrderID <text:s/>INNER JOIN Products ON Products.ProductID = OrderDetails.ProductID<text:s/>INNER JOIN Customers ON Customers.CustomerID = Orders.CustomerID <text:s/>Where Customers.Country = "Germany" ) GROUP BY ProductName<text:s/>ORDER BY COUNT(ProductName) DESC<text:s/>Limit 1;</text:p>
      <text:h text:style-name="P45" text:outline-level="3">Result:</text:h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ProductName</text:p>
          </table:table-cell>
          <table:table-cell table:style-name="TableCell52">
            <text:p text:style-name="P53">MOST_FREQUENT</text:p>
          </table:table-cell>
        </table:table-row>
        <table:table-row table:style-name="TableRow54">
          <table:table-cell table:style-name="TableCell55">
            <text:p text:style-name="P56">Gorgonzola Telino</text:p>
          </table:table-cell>
          <table:table-cell table:style-name="TableCell57">
            <text:p text:style-name="P58">5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D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DE" style:language-asian="en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alibri" style:font-name-asian="Calibri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kita Sarkar</meta:initial-creator>
    <dc:creator>Ankita Sarkar</dc:creator>
    <meta:creation-date>2021-10-20T21:24:00Z</meta:creation-date>
    <dc:date>2021-10-30T17:39:00Z</dc:date>
    <meta:template xlink:href="Normal" xlink:type="simple"/>
    <meta:editing-cycles>13</meta:editing-cycles>
    <meta:editing-duration>PT0S</meta:editing-duration>
    <meta:document-statistic meta:page-count="2" meta:paragraph-count="3" meta:word-count="242" meta:character-count="1624" meta:row-count="11" meta:non-whitespace-character-count="1385"/>
  </office:meta>
</office:document-meta>
</file>